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verdana" svg:font-family="verdana, tahoma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da9" officeooo:paragraph-rsid="001bcda9"/>
    </style:style>
    <style:style style:name="P2" style:family="paragraph" style:parent-style-name="Standard">
      <style:text-properties officeooo:rsid="001c351f" officeooo:paragraph-rsid="001c351f"/>
    </style:style>
    <style:style style:name="P3" style:family="paragraph" style:parent-style-name="Standard">
      <style:text-properties officeooo:rsid="001d8202" officeooo:paragraph-rsid="001d8202"/>
    </style:style>
    <style:style style:name="P4" style:family="paragraph" style:parent-style-name="Standard">
      <style:text-properties officeooo:paragraph-rsid="001dc6de"/>
    </style:style>
    <style:style style:name="P5" style:family="paragraph" style:parent-style-name="Standard">
      <style:text-properties officeooo:rsid="001dd1dc" officeooo:paragraph-rsid="001dd1dc"/>
    </style:style>
    <style:style style:name="P6" style:family="paragraph" style:parent-style-name="Standard">
      <style:text-properties officeooo:rsid="001ee0b3" officeooo:paragraph-rsid="0020d5c2"/>
    </style:style>
    <style:style style:name="P7" style:family="paragraph" style:parent-style-name="Standard">
      <style:text-properties officeooo:rsid="0021ec38" officeooo:paragraph-rsid="0021ec38"/>
    </style:style>
    <style:style style:name="P8" style:family="paragraph" style:parent-style-name="Standard">
      <style:text-properties officeooo:paragraph-rsid="0021ec38"/>
    </style:style>
    <style:style style:name="P9" style:family="paragraph" style:parent-style-name="Standard">
      <style:text-properties officeooo:rsid="00233c35" officeooo:paragraph-rsid="001d8202"/>
    </style:style>
    <style:style style:name="P10" style:family="paragraph" style:parent-style-name="Standard">
      <style:text-properties officeooo:rsid="0028a7e0" officeooo:paragraph-rsid="0028a7e0"/>
    </style:style>
    <style:style style:name="P11" style:family="paragraph" style:parent-style-name="Standard">
      <style:text-properties officeooo:rsid="00293e0c" officeooo:paragraph-rsid="00293e0c"/>
    </style:style>
    <style:style style:name="P12" style:family="paragraph" style:parent-style-name="Preformatted_20_Text">
      <style:text-properties officeooo:rsid="001d8202" officeooo:paragraph-rsid="001d8202"/>
    </style:style>
    <style:style style:name="P13" style:family="paragraph" style:parent-style-name="Preformatted_20_Text">
      <style:text-properties officeooo:paragraph-rsid="001d8202"/>
    </style:style>
    <style:style style:name="T1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2" style:family="text">
      <style:text-properties fo:font-variant="normal" fo:text-transform="none" fo:color="#101310" style:font-name="monospace" fo:letter-spacing="normal" fo:font-style="normal" fo:font-weight="bold"/>
    </style:style>
    <style:style style:name="T3" style:family="text">
      <style:text-properties fo:font-variant="normal" fo:text-transform="none" fo:color="#101310" style:font-name="monospace" fo:letter-spacing="normal" fo:font-style="normal" fo:font-weight="bold" officeooo:rsid="00234b53"/>
    </style:style>
    <style:style style:name="T4" style:family="text">
      <style:text-properties fo:font-variant="normal" fo:text-transform="none" fo:color="#101310" style:font-name="monospace" fo:letter-spacing="normal" fo:font-style="normal" fo:font-weight="bold" officeooo:rsid="00244e48"/>
    </style:style>
    <style:style style:name="T5" style:family="text">
      <style:text-properties fo:font-variant="normal" fo:text-transform="none" fo:color="#101310" style:font-name="monospace" fo:letter-spacing="normal" fo:font-style="normal" fo:font-weight="bold" officeooo:rsid="001d8202"/>
    </style:style>
    <style:style style:name="T6" style:family="text">
      <style:text-properties fo:font-variant="normal" fo:text-transform="none" fo:color="#101310" style:font-name="monospace" fo:letter-spacing="normal" fo:font-style="normal" fo:font-weight="bold" officeooo:rsid="00276d18"/>
    </style:style>
    <style:style style:name="T7" style:family="text">
      <style:text-properties officeooo:rsid="001d7604"/>
    </style:style>
    <style:style style:name="T8" style:family="text">
      <style:text-properties officeooo:rsid="001dc6de"/>
    </style:style>
    <style:style style:name="T9" style:family="text">
      <style:text-properties officeooo:rsid="0020d5c2"/>
    </style:style>
    <style:style style:name="T10" style:family="text">
      <style:text-properties officeooo:rsid="0021e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from Scratch:</text:p>
      <text:p text:style-name="P1"/>
      <text:p text:style-name="P3">When rebooting:</text:p>
      <text:p text:style-name="P9"/>
      <text:p text:style-name="P13"><text:span text:style-name="User_20_Entry"><text:span text:style-name="T3">#Always set “</text:span></text:span><text:span text:style-name="User_20_Entry"><text:span text:style-name="T5">export LFS=</text:span></text:span><text:span text:style-name="User_20_Entry"><text:span text:style-name="Emphasis"><text:span text:style-name="Source_20_Text"><text:span text:style-name="T5">/mnt/lfs” - </text:span></text:span></text:span></text:span><text:span text:style-name="User_20_Entry"><text:span text:style-name="Emphasis"><text:span text:style-name="Source_20_Text"><text:span text:style-name="T6">or add it to the .bash_profile both in home and /root</text:span></text:span></text:span></text:span><text:span text:style-name="User_20_Entry"><text:span text:style-name="Emphasis"><text:span text:style-name="Source_20_Text"><text:span text:style-name="T5"><text:line-break/></text:span></text:span></text:span></text:span><text:span text:style-name="User_20_Entry"><text:span text:style-name="Emphasis"><text:span text:style-name="Source_20_Text"><text:span text:style-name="T4">#Always check “</text:span></text:span></text:span></text:span><text:span text:style-name="Source_20_Text"><text:span text:style-name="User_20_Entry"><text:span text:style-name="T4">echo $LFS” when moving between users etc.</text:span></text:span></text:span></text:p>
      <text:p text:style-name="P12"><text:span text:style-name="User_20_Entry"><text:span text:style-name="Emphasis"><text:span text:style-name="Source_20_Text"><text:span text:style-name="T4"/></text:span></text:span></text:span></text:p>
      <text:p text:style-name="P3"/>
      <text:p text:style-name="P3">2.3</text:p>
      <text:p text:style-name="P3"/>
      <text:p text:style-name="P4"><text:span text:style-name="T8">Chapters 1-4 = </text:span><text:span text:style-name="T1">Procedures done as the root user after Section 2.4 need to have the LFS environment variable set </text:span><text:span text:style-name="Emphasis"><text:span text:style-name="T1">FOR THE ROOT USER</text:span></text:span><text:span text:style-name="T1">.</text:span></text:p>
      <text:p text:style-name="P1"/>
      <text:p text:style-name="P5">Chapter 5 = </text:p>
      <text:p text:style-name="P5"/>
      <text:p text:style-name="P5">Chapters 6-8 =</text:p>
      <text:p text:style-name="P1"/>
      <text:p text:style-name="P2"/>
      <text:p text:style-name="P2">Problems:</text:p>
      <text:p text:style-name="P2"/>
      <text:p text:style-name="P2">Configure script – 1.5.2</text:p>
      <text:p text:style-name="P2"/>
      <text:p text:style-name="P2">Compilation – 1.5.3 – <text:span text:style-name="T7">check the script 2.2</text:span></text:p>
      <text:p text:style-name="P2"/>
      <text:p text:style-name="P11">test suites running out of pseudo terminals <text:s/>- 4.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etup:<text:line-break/><text:span text:style-name="T9">20</text:span>gb partition - <text:span text:style-name="T9">cfdisk</text:span></text:p>
      <text:p text:style-name="P6"><text:s/></text:p>
      <text:p text:style-name="P8"><text:span text:style-name="T10">On partition:<text:line-break/></text:span><text:span text:style-name="User_20_Entry"><text:span text:style-name="T2">mkfs -v -t ext4 /dev/</text:span></text:span><text:span text:style-name="User_20_Entry"><text:span text:style-name="Emphasis"><text:span text:style-name="Source_20_Text"><text:span text:style-name="T2">&lt;xxx&gt;</text:span></text:span></text:span></text:span></text:p>
      <text:p text:style-name="P7"/>
      <text:p text:style-name="P10">2.7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verdana" svg:font-family="verdana, tahoma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0:20:44.224619582</meta:creation-date>
    <dc:date>2020-01-27T21:37:08.024414241</dc:date>
    <meta:editing-duration>PT1H16M18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93" meta:character-count="538" meta:non-whitespace-character-count="453"/>
  </office:meta>
</office:document-meta>
</file>